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209a3d" officeooo:paragraph-rsid="000324b6" style:font-weight-asian="normal" style:font-weight-complex="normal"/>
    </style:style>
    <style:style style:name="P2" style:family="paragraph" style:parent-style-name="Standard">
      <style:paragraph-properties fo:text-align="justify" style:justify-single-word="false"/>
      <style:text-properties fo:font-weight="normal" officeooo:rsid="0039316f" officeooo:paragraph-rsid="000324b6" style:font-weight-asian="normal" style:font-weight-complex="normal"/>
    </style:style>
    <style:style style:name="P3" style:family="paragraph" style:parent-style-name="Standard">
      <style:paragraph-properties fo:text-align="justify" style:justify-single-word="false"/>
      <style:text-properties fo:font-weight="normal" officeooo:rsid="002f36ca" officeooo:paragraph-rsid="000324b6" style:font-weight-asian="normal" style:font-weight-complex="normal"/>
    </style:style>
    <style:style style:name="T1" style:family="text">
      <style:text-properties officeooo:rsid="003ac7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 imprimimos %esi despues del compruebaPass+143 nos damos cuenta que ha cogido el primer carácter de nuestra cadena introducida en mi caso es “h”. <text:span text:style-name="T1">Y en compruebaPass+146 vemos como introduce el carácter “h” guardado en %sil (se puede imprimir con p(char)$sil) y se introduce en la posición siguiente </text:span></text:p>
      <text:p text:style-name="P3"/>
      <text:p text:style-name="P1">Ponemos breakpoints en main, compruebaPass con el comando: "b main" y "b compruebaPass", seguidamente de esto pones "run" y luego "n" (next) nos pedira la contraseña, ponemos una contraseña cualquiera si ponemos una contraseña de 11 caracteres nos ahorramos el tener que evitar la comprobación, pero si queremos evitar esta comparación vamos a realizarla de la siguiente manera, lo primero que tenemos que notar en la bomba es que hay un metodo que se llama longitudCadena que evidentemente lo que hace es calcular el tamaño de la cadena con un bucle while, vamos a notar este bucle y como el valor del registro rax va a aumentar hasta el total de caracteres de nuestra cadena, lo que vamos hacer es que cuando calcule el tamaño de nuestra cadena vamos a modificar este valor para que sea el mismo que la segunda ejecución de longitudCadena que esta ultima es el valor de la cadena de la contraseña real, por lo tanto lo primero que hacemos es ejecutar con "si" (stepi) ambos longitudCadena el que estan en compruebaPass+29 y el de compruebaPass+44 siendo este ultimo el de la password original y el primero el de nuestra contraseña, la que hemos metido.</text:p>
      <text:p text:style-name="P1"/>
      <text:p text:style-name="P1">Si vemos en compruebaPass+34 hace un mov $eax, $r12d es decir mueve el valor de la longitud de nuestra pass al registro $r12d, ya sabemos donde esta el tamaño de nuestra cadena, ahora realizará el calculo de la longitud de la cadena con la password original, seguimos realizando "si" hasta llegar a compruebaPass+49 ahi nos quedamos parados y cambiamos el valor de $r12d al valor que tenga $eax en ese momento para que la comprobación de la longitud sea verdadera, aunque esta no la sea, la intención es saltarnos esta comprobacion. Cuando llegamos a compruebaPass+49 vemos que $eax tiene valor 11 y nuestro valor de nuestra contraseña metida esta en $r12d, si no hemos puesto una con el mismo tamaño lo que hacemos es modificar $r12d para, ello lo que hacemos es "set $r12d=11" con esto saltaremos la comprobacion de que las cadenas son iguales. Si vemos en compruebaPass+68 se comprueba que $eax y $r12d sean iguales, como ahora lo hemos cambiado son iguales por lo tanto sigue ejecutando el codigo. Seguimos ejecutando con "si" hasta llegar a compruebaPass+125 aqui lo que vemos que se comprueba es que el valor de $ecx es igual o no a " n" (final de linea) cuando vemos en compruebaPass+120 que realiza movzbl 0x1(%rbx,%rdx,1) %ecx lo que hace es acceder a la posicion i+1 de nuestro vector de contraseña que hemos insertado y comprueba si es o no un "\n" si no lo es sigue ejecutando si vemos en compruebaPass+125 se <text:s/>ealiza cmp <text:s text:c="3"/>$0xa,%cl siendo $cl el registro $ecx ya que si vemos su valor con p(int*)$ecx o p(int*)$cl vamos a ver el valor i+1 de nuestro vector sale como hexadecimal si vemos ese valor en una tabla ASCII vemos que corresponde a un caracter. </text:p>
      <text:p text:style-name="P1"/>
      <text:p text:style-name="P1">En comprueba+143 si comprobamos el valor de $esi vemos que es otro caracter en hexadecimal, en este caso el de la password original. Si vemos en comprueba+109 suma dos y luego en compruebaPass+112 comprueba si el valor de $eax es el valor que tenemos en $r12d, es decir aquí lo que hace es un bucle que suma de 2 en 2, concretamente un for.</text:p>
      <text:p text:style-name="P1"/>
      <text:p text:style-name="P1">Si vemos en &lt;compruebaPass+139&gt; <text:s text:c="3"/>movzbl (%rbx,%rdx,1),%esi e imprimimos los registros %rbx, %rdx y %esi vamos a ver en el primero toda la contraseña completa que hemos insertado, en %rdx el valor de i del bucle for y en %esi el valor de el valor que ha sacado del vector de nuestra contraseña en concreto el de la posicion i+1. </text:p>
      <text:p text:style-name="P1"/>
      <text:p text:style-name="P1">Con movslq %eax,%rsi <text:s text:c="5"/>mov <text:s text:c="3"/>%cl,(%rdi,%rsi,1) que se encuentran en compruebaPass+130 y compruebaPass+133 vemos que en $eax tenemos el valor de i, lo pasa a $rsi en compruebaPass+130 y este $rsi es el que se usa para acceder con la operacion mov <text:s text:c="3"/>%cl,(%rdi,%rsi,1) a la posicion i del vector nuestro ya que si imprimimos $rdi vemos que aparece nuestra <text:soft-page-break/>contraseña pero con cada par de valores intercambiados, lo que deducimos que nuestra contraseña insertada se estan cambiando los valores, concretamente, cada par de valores se les da la vuelta, es decir, que si tenemos "hola" el resultado de esto es "ohal" luego lo que podemos ver que es un bucle que va a intercambiar los pares de elementos de nuestra contraseña insertada, esto nos servirá para entender el procedimiento que se realiza, por el momento sabemos que nuestra password es modificada para intercambiar pares de elementos. Si seguimos realizando si y vamos imprimiendo con p(char*)$rdi vamos a ver como se realiza lo que hemos dicho anteriormente, realizamos si hasta que $rax veamos que tenga el mismo valor que modificamos de primeras, en este caso era 11. En compruebaPass+139 y compruebaPass+143 podemos ver el otro intercambio uno con i y otro con i+1.</text:p>
      <text:p text:style-name="P1"/>
      <text:p text:style-name="P1">Cuando ya hemos llegado a compruebaPass+174 vemos que es una llamada a strncmp muy curiosa que si imprimimos el valor de password concretamente lo que pone en la linea <text:s/>&lt;compruebaPass+167&gt; <text:s text:c="3"/>lea <text:s text:c="3"/>0x200816(%rip),%rsi <text:s text:c="7"/># 0x601070 &lt;password&gt; es decir hacemos p (char*) 0x601070 vamos a ver "baeralobbma\n" parece que esto es la contraseña y asi es pero como nos dimos cuenta antes que en nuestra contraseña insertada ibamos intercambiando los valores pares, podemos darnos cuenta que lo que realmente se almacena en password es la contraseña original con los pares cambiados, luego si intercambiamos los pares nosotros de la palabra "baeralobbma" nos queda la palabra "abrelabomba", luego podemos deducir que esta es la contraseña y que lo que hace el programa es coger nuestra contraseña, cambiar los pares y comprobar que es igual a la contraseña original con los pares cambiados guardada en password.</text:p>
      <text:p text:style-name="P1"><text:s/></text:p>
      <text:p text:style-name="P1">Ya tenemos la contraseña luego ahora para mayor facilidad ejecutamos la bomba con gdb de nuevo y ponemos los siguiente breakpoints:</text:p>
      <text:p text:style-name="P1"><text:tab/>b main</text:p>
      <text:p text:style-name="P1"><text:s/><text:tab/>b *main+220</text:p>
      <text:p text:style-name="P1"/>
      <text:p text:style-name="P1">Ejecutamos con run, ponemos luego "n" (next) ponemos la contraseña que encontramos antes "abrelabomba" luego en el pin ponemos por ejemplo "1234" como prueba y pulsamos enter y ahora con si vamos hasta la instrucción main+226 en la que vemos una resta de $eax y $0x1c0e=7182 el valor en decimal es 7182, simplemente usando una calculadora podemos calcular en decimal ese numero que estaba en hexadecimal, luego vemos que $eax se le resta 7182, y en $eax podemos ver que hay un valor y ese valor es 0x23db=9179 luego vemos que a 9179 se le resta 7182 y el valor se almacena luego en $eax el cual es "1997" ya que si pasamos a la posicion main+231 y comprobamos $eax vemos que toma el valor de 1997 es decir la resta que hemos dicho antes, luego en main+231 se compara $eax con 0xc(%rsp) comprobamos el valor que hay en 0xc($rsp) con p*(int*)(0xc+$rsp) y podemos ver que sale el pin que hemos introducido nosotros, luego podemos ver que entonces "1997" es el pin de la bomba.</text:p>
      <text:p text:style-name="P1"/>
      <text:p text:style-name="P1">Si ejecutamos de nuevo y ponemos como contraseña "abrelabomba" y el pin "1997" desbloquearemos la bom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00:40:25.097954640</meta:creation-date>
    <dc:date>2018-11-14T00:40:45.022735706</dc:date>
    <meta:editing-duration>PT20S</meta:editing-duration>
    <meta:editing-cycles>1</meta:editing-cycles>
    <meta:document-statistic meta:table-count="0" meta:image-count="0" meta:object-count="0" meta:page-count="2" meta:paragraph-count="13" meta:word-count="1220" meta:character-count="7159" meta:non-whitespace-character-count="5912"/>
    <meta:generator>LibreOffice/6.0.6.2$Linux_X86_64 LibreOffice_project/00m0$Build-2</meta:generator>
  </office:meta>
</office:document-meta>
</file>